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14" table:default-cell-style-name="Default"/>
        <table:table-row table:style-name="ro1">
          <table:table-cell office:value-type="float" office:value="20.22675" calcext:value-type="float">
            <text:p>20.22675</text:p>
          </table:table-cell>
          <table:table-cell office:value-type="float" office:value="-15.78811" calcext:value-type="float">
            <text:p>-15.78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5327" calcext:value-type="float">
            <text:p>-4.4532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.76116" calcext:value-type="float">
            <text:p>-15.76116</text:p>
          </table:table-cell>
          <table:table-cell office:value-type="float" office:value="20.41857" calcext:value-type="float">
            <text:p>20.41857</text:p>
          </table:table-cell>
          <table:table-cell office:value-type="float" office:value="-4.78867" calcext:value-type="float">
            <text:p>-4.7886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1271" calcext:value-type="float">
            <text:p>-4.91271</text:p>
          </table:table-cell>
          <table:table-cell office:value-type="float" office:value="9.85975" calcext:value-type="float">
            <text:p>9.85975</text:p>
          </table:table-cell>
          <table:table-cell office:value-type="float" office:value="-5.36955" calcext:value-type="float">
            <text:p>-5.3695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4.4043" calcext:value-type="float">
            <text:p>-4.4043</text:p>
          </table:table-cell>
          <table:table-cell office:value-type="float" office:value="10.65953" calcext:value-type="float">
            <text:p>10.6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768" calcext:value-type="float">
            <text:p>-4.3768</text:p>
          </table:table-cell>
          <table:table-cell office:value-type="float" office:value="0" calcext:value-type="float">
            <text:p>0</text:p>
          </table:table-cell>
          <table:table-cell office:value-type="float" office:value="-1.62644" calcext:value-type="float">
            <text:p>-1.626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52038" calcext:value-type="float">
            <text:p>-4.52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7084" calcext:value-type="float">
            <text:p>8.27084</text:p>
          </table:table-cell>
          <table:table-cell office:value-type="float" office:value="-4.00019" calcext:value-type="float">
            <text:p>-4.000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.95549" calcext:value-type="float">
            <text:p>-3.95549</text:p>
          </table:table-cell>
          <table:table-cell office:value-type="float" office:value="14.65629" calcext:value-type="float">
            <text:p>14.656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43036" calcext:value-type="float">
            <text:p>-3.43036</text:p>
          </table:table-cell>
          <table:table-cell office:value-type="float" office:value="-6.60327" calcext:value-type="float">
            <text:p>-6.6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.25399" calcext:value-type="float">
            <text:p>-4.25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1499" calcext:value-type="float">
            <text:p>17.81499</text:p>
          </table:table-cell>
          <table:table-cell office:value-type="float" office:value="-5.17343" calcext:value-type="float">
            <text:p>-5.17343</text:p>
          </table:table-cell>
          <table:table-cell office:value-type="float" office:value="-8.27946" calcext:value-type="float">
            <text:p>-8.279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5.17343" calcext:value-type="float">
            <text:p>-5.17343</text:p>
          </table:table-cell>
          <table:table-cell office:value-type="float" office:value="5.17343" calcext:value-type="float">
            <text:p>5.173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.57799" calcext:value-type="float">
            <text:p>-1.57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6476" calcext:value-type="float">
            <text:p>-8.26476</text:p>
          </table:table-cell>
          <table:table-cell office:value-type="float" office:value="0" calcext:value-type="float">
            <text:p>0</text:p>
          </table:table-cell>
          <table:table-cell office:value-type="float" office:value="21.73403" calcext:value-type="float">
            <text:p>21.73403</text:p>
          </table:table-cell>
          <table:table-cell office:value-type="float" office:value="-9.46414" calcext:value-type="float">
            <text:p>-9.46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75606" calcext:value-type="float">
            <text:p>-2.7560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9.27288" calcext:value-type="float">
            <text:p>-9.27288</text:p>
          </table:table-cell>
          <table:table-cell office:value-type="float" office:value="13.19762" calcext:value-type="float">
            <text:p>13.19762</text:p>
          </table:table-cell>
          <table:table-cell office:value-type="float" office:value="-3.9649" calcext:value-type="float">
            <text:p>-3.96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.91148" calcext:value-type="float">
            <text:p>-3.91148</text:p>
          </table:table-cell>
          <table:table-cell office:value-type="float" office:value="3.90235" calcext:value-type="float">
            <text:p>3.90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3.28516" calcext:value-type="float">
            <text:p>-3.285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65506" calcext:value-type="float">
            <text:p>5.65506</text:p>
          </table:table-cell>
          <table:table-cell office:value-type="float" office:value="-2.35918" calcext:value-type="float">
            <text:p>-2.35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6.19816" calcext:value-type="float">
            <text:p>-6.198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30782" calcext:value-type="float">
            <text:p>-2.30782</text:p>
          </table:table-cell>
          <table:table-cell office:value-type="float" office:value="10.9088" calcext:value-type="float">
            <text:p>10.9088</text:p>
          </table:table-cell>
          <table:table-cell office:value-type="float" office:value="-2.42777" calcext:value-type="float">
            <text:p>-2.4277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2.8491" calcext:value-type="float">
            <text:p>-2.8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1292" calcext:value-type="float">
            <text:p>-2.1292</text:p>
          </table:table-cell>
          <table:table-cell office:value-type="float" office:value="4.97447" calcext:value-type="float">
            <text:p>4.9744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matrix-columns-spanned="14" table:number-matrix-rows-spanned="14" table:formula="of:=MINVERSE([.A1:.N14])" office:value-type="float" office:value="-3.15663459220628" calcext:value-type="float">
            <text:p>-3.1566345922</text:p>
          </table:table-cell>
          <table:table-cell office:value-type="float" office:value="-3.24478955615558" calcext:value-type="float">
            <text:p>-3.2447895562</text:p>
          </table:table-cell>
          <table:table-cell office:value-type="float" office:value="-3.34167262388251" calcext:value-type="float">
            <text:p>-3.3416726239</text:p>
          </table:table-cell>
          <table:table-cell office:value-type="float" office:value="-3.95291652463503" calcext:value-type="float">
            <text:p>-3.9529165246</text:p>
          </table:table-cell>
          <table:table-cell office:value-type="float" office:value="-3.03222547153363" calcext:value-type="float">
            <text:p>-3.0322254715</text:p>
          </table:table-cell>
          <table:table-cell office:value-type="float" office:value="-2.7864324239335" calcext:value-type="float">
            <text:p>-2.7864324239</text:p>
          </table:table-cell>
          <table:table-cell office:value-type="float" office:value="-4.12383510652622" calcext:value-type="float">
            <text:p>-4.1238351065</text:p>
          </table:table-cell>
          <table:table-cell office:value-type="float" office:value="-4.12383510652622" calcext:value-type="float">
            <text:p>-4.1238351065</text:p>
          </table:table-cell>
          <table:table-cell office:value-type="float" office:value="-4.21434910199873" calcext:value-type="float">
            <text:p>-4.214349102</text:p>
          </table:table-cell>
          <table:table-cell office:value-type="float" office:value="-4.32432737633763" calcext:value-type="float">
            <text:p>-4.3243273763</text:p>
          </table:table-cell>
          <table:table-cell office:value-type="float" office:value="-4.39364116863969" calcext:value-type="float">
            <text:p>-4.3936411686</text:p>
          </table:table-cell>
          <table:table-cell office:value-type="float" office:value="-2.9437797490017" calcext:value-type="float">
            <text:p>-2.943779749</text:p>
          </table:table-cell>
          <table:table-cell office:value-type="float" office:value="-3.0716367730694" calcext:value-type="float">
            <text:p>-3.0716367731</text:p>
          </table:table-cell>
          <table:table-cell office:value-type="float" office:value="-3.83402183440835" calcext:value-type="float">
            <text:p>-3.8340218344</text:p>
          </table:table-cell>
        </table:table-row>
        <table:table-row table:style-name="ro1">
          <table:table-cell office:value-type="float" office:value="-3.23720982533405" calcext:value-type="float">
            <text:p>-3.2372098253</text:p>
          </table:table-cell>
          <table:table-cell office:value-type="float" office:value="-3.26459663113309" calcext:value-type="float">
            <text:p>-3.2645966311</text:p>
          </table:table-cell>
          <table:table-cell office:value-type="float" office:value="-3.3686030763266" calcext:value-type="float">
            <text:p>-3.3686030763</text:p>
          </table:table-cell>
          <table:table-cell office:value-type="float" office:value="-3.99166910342236" calcext:value-type="float">
            <text:p>-3.9916691034</text:p>
          </table:table-cell>
          <table:table-cell office:value-type="float" office:value="-3.10248341861212" calcext:value-type="float">
            <text:p>-3.1024834186</text:p>
          </table:table-cell>
          <table:table-cell office:value-type="float" office:value="-2.84262494890102" calcext:value-type="float">
            <text:p>-2.8426249489</text:p>
          </table:table-cell>
          <table:table-cell office:value-type="float" office:value="-4.16895809335543" calcext:value-type="float">
            <text:p>-4.1689580934</text:p>
          </table:table-cell>
          <table:table-cell office:value-type="float" office:value="-4.16895809335543" calcext:value-type="float">
            <text:p>-4.1689580934</text:p>
          </table:table-cell>
          <table:table-cell office:value-type="float" office:value="-4.2628456897453" calcext:value-type="float">
            <text:p>-4.2628456897</text:p>
          </table:table-cell>
          <table:table-cell office:value-type="float" office:value="-4.37408953817466" calcext:value-type="float">
            <text:p>-4.3740895382</text:p>
          </table:table-cell>
          <table:table-cell office:value-type="float" office:value="-4.44420095837347" calcext:value-type="float">
            <text:p>-4.4442009584</text:p>
          </table:table-cell>
          <table:table-cell office:value-type="float" office:value="-3.00117301445454" calcext:value-type="float">
            <text:p>-3.0011730145</text:p>
          </table:table-cell>
          <table:table-cell office:value-type="float" office:value="-3.12874771317052" calcext:value-type="float">
            <text:p>-3.1287477132</text:p>
          </table:table-cell>
          <table:table-cell office:value-type="float" office:value="-3.88876369287249" calcext:value-type="float">
            <text:p>-3.8887636929</text:p>
          </table:table-cell>
        </table:table-row>
        <table:table-row table:style-name="ro1">
          <table:table-cell office:value-type="float" office:value="-3.41367698212097" calcext:value-type="float">
            <text:p>-3.4136769821</text:p>
          </table:table-cell>
          <table:table-cell office:value-type="float" office:value="-3.4491304419929" calcext:value-type="float">
            <text:p>-3.449130442</text:p>
          </table:table-cell>
          <table:table-cell office:value-type="float" office:value="-3.36490525000845" calcext:value-type="float">
            <text:p>-3.36490525</text:p>
          </table:table-cell>
          <table:table-cell office:value-type="float" office:value="-4.00980338875933" calcext:value-type="float">
            <text:p>-4.0098033888</text:p>
          </table:table-cell>
          <table:table-cell office:value-type="float" office:value="-3.24868576115162" calcext:value-type="float">
            <text:p>-3.2486857612</text:p>
          </table:table-cell>
          <table:table-cell office:value-type="float" office:value="-2.94965600888724" calcext:value-type="float">
            <text:p>-2.9496560089</text:p>
          </table:table-cell>
          <table:table-cell office:value-type="float" office:value="-4.2031999967982" calcext:value-type="float">
            <text:p>-4.2031999968</text:p>
          </table:table-cell>
          <table:table-cell office:value-type="float" office:value="-4.2031999967982" calcext:value-type="float">
            <text:p>-4.2031999968</text:p>
          </table:table-cell>
          <table:table-cell office:value-type="float" office:value="-4.30561776501706" calcext:value-type="float">
            <text:p>-4.305617765</text:p>
          </table:table-cell>
          <table:table-cell office:value-type="float" office:value="-4.41797779981695" calcext:value-type="float">
            <text:p>-4.4179777998</text:p>
          </table:table-cell>
          <table:table-cell office:value-type="float" office:value="-4.48879269632253" calcext:value-type="float">
            <text:p>-4.4887926963</text:p>
          </table:table-cell>
          <table:table-cell office:value-type="float" office:value="-3.10781023728412" calcext:value-type="float">
            <text:p>-3.1078102373</text:p>
          </table:table-cell>
          <table:table-cell office:value-type="float" office:value="-3.23095881559633" calcext:value-type="float">
            <text:p>-3.2309588156</text:p>
          </table:table-cell>
          <table:table-cell office:value-type="float" office:value="-3.96234488924312" calcext:value-type="float">
            <text:p>-3.9623448892</text:p>
          </table:table-cell>
        </table:table-row>
        <table:table-row table:style-name="ro1">
          <table:table-cell office:value-type="float" office:value="-3.30652075936538" calcext:value-type="float">
            <text:p>-3.3065207594</text:p>
          </table:table-cell>
          <table:table-cell office:value-type="float" office:value="-3.34656486292252" calcext:value-type="float">
            <text:p>-3.3465648629</text:p>
          </table:table-cell>
          <table:table-cell office:value-type="float" office:value="-3.28298544937106" calcext:value-type="float">
            <text:p>-3.2829854494</text:p>
          </table:table-cell>
          <table:table-cell office:value-type="float" office:value="-3.71087823770068" calcext:value-type="float">
            <text:p>-3.7108782377</text:p>
          </table:table-cell>
          <table:table-cell office:value-type="float" office:value="-3.12682219516807" calcext:value-type="float">
            <text:p>-3.1268221952</text:p>
          </table:table-cell>
          <table:table-cell office:value-type="float" office:value="-2.81548338704555" calcext:value-type="float">
            <text:p>-2.815483387</text:p>
          </table:table-cell>
          <table:table-cell office:value-type="float" office:value="-3.90379436891785" calcext:value-type="float">
            <text:p>-3.9037943689</text:p>
          </table:table-cell>
          <table:table-cell office:value-type="float" office:value="-3.90379436891785" calcext:value-type="float">
            <text:p>-3.9037943689</text:p>
          </table:table-cell>
          <table:table-cell office:value-type="float" office:value="-4.00595768922132" calcext:value-type="float">
            <text:p>-4.0059576892</text:p>
          </table:table-cell>
          <table:table-cell office:value-type="float" office:value="-4.11049775058601" calcext:value-type="float">
            <text:p>-4.1104977506</text:p>
          </table:table-cell>
          <table:table-cell office:value-type="float" office:value="-4.17638410990774" calcext:value-type="float">
            <text:p>-4.1763841099</text:p>
          </table:table-cell>
          <table:table-cell office:value-type="float" office:value="-2.96083271544564" calcext:value-type="float">
            <text:p>-2.9608327154</text:p>
          </table:table-cell>
          <table:table-cell office:value-type="float" office:value="-3.07024164112559" calcext:value-type="float">
            <text:p>-3.0702416411</text:p>
          </table:table-cell>
          <table:table-cell office:value-type="float" office:value="-3.71788357313056" calcext:value-type="float">
            <text:p>-3.7178835731</text:p>
          </table:table-cell>
        </table:table-row>
        <table:table-row table:style-name="ro1">
          <table:table-cell office:value-type="float" office:value="-3.08515628346215" calcext:value-type="float">
            <text:p>-3.0851562835</text:p>
          </table:table-cell>
          <table:table-cell office:value-type="float" office:value="-3.16390796807991" calcext:value-type="float">
            <text:p>-3.1639079681</text:p>
          </table:table-cell>
          <table:table-cell office:value-type="float" office:value="-3.2352183518477" calcext:value-type="float">
            <text:p>-3.2352183518</text:p>
          </table:table-cell>
          <table:table-cell office:value-type="float" office:value="-3.80254137436713" calcext:value-type="float">
            <text:p>-3.8025413744</text:p>
          </table:table-cell>
          <table:table-cell office:value-type="float" office:value="-2.77317949958538" calcext:value-type="float">
            <text:p>-2.7731794996</text:p>
          </table:table-cell>
          <table:table-cell office:value-type="float" office:value="-2.5780598636066" calcext:value-type="float">
            <text:p>-2.5780598636</text:p>
          </table:table-cell>
          <table:table-cell office:value-type="float" office:value="-3.95031353985799" calcext:value-type="float">
            <text:p>-3.9503135399</text:p>
          </table:table-cell>
          <table:table-cell office:value-type="float" office:value="-3.95031353985799" calcext:value-type="float">
            <text:p>-3.9503135399</text:p>
          </table:table-cell>
          <table:table-cell office:value-type="float" office:value="-4.02856980064723" calcext:value-type="float">
            <text:p>-4.0285698006</text:p>
          </table:table-cell>
          <table:table-cell office:value-type="float" office:value="-4.13369995099924" calcext:value-type="float">
            <text:p>-4.133699951</text:p>
          </table:table-cell>
          <table:table-cell office:value-type="float" office:value="-4.1999582138242" calcext:value-type="float">
            <text:p>-4.1999582138</text:p>
          </table:table-cell>
          <table:table-cell office:value-type="float" office:value="-2.73063330022215" calcext:value-type="float">
            <text:p>-2.7306333002</text:p>
          </table:table-cell>
          <table:table-cell office:value-type="float" office:value="-2.85907120877397" calcext:value-type="float">
            <text:p>-2.8590712088</text:p>
          </table:table-cell>
          <table:table-cell office:value-type="float" office:value="-3.62735073149441" calcext:value-type="float">
            <text:p>-3.6273507315</text:p>
          </table:table-cell>
        </table:table-row>
        <table:table-row table:style-name="ro1">
          <table:table-cell office:value-type="float" office:value="-2.8117779699446" calcext:value-type="float">
            <text:p>-2.8117779699</text:p>
          </table:table-cell>
          <table:table-cell office:value-type="float" office:value="-2.87498712932622" calcext:value-type="float">
            <text:p>-2.8749871293</text:p>
          </table:table-cell>
          <table:table-cell office:value-type="float" office:value="-2.91294744940865" calcext:value-type="float">
            <text:p>-2.9129474494</text:p>
          </table:table-cell>
          <table:table-cell office:value-type="float" office:value="-3.3952203523185" calcext:value-type="float">
            <text:p>-3.3952203523</text:p>
          </table:table-cell>
          <table:table-cell office:value-type="float" office:value="-2.55730666676823" calcext:value-type="float">
            <text:p>-2.5573066668</text:p>
          </table:table-cell>
          <table:table-cell office:value-type="float" office:value="-2.1816431824017" calcext:value-type="float">
            <text:p>-2.1816431824</text:p>
          </table:table-cell>
          <table:table-cell office:value-type="float" office:value="-3.50761076327877" calcext:value-type="float">
            <text:p>-3.5076107633</text:p>
          </table:table-cell>
          <table:table-cell office:value-type="float" office:value="-3.50761076327877" calcext:value-type="float">
            <text:p>-3.5076107633</text:p>
          </table:table-cell>
          <table:table-cell office:value-type="float" office:value="-3.56712977540869" calcext:value-type="float">
            <text:p>-3.5671297754</text:p>
          </table:table-cell>
          <table:table-cell office:value-type="float" office:value="-3.6602181189577" calcext:value-type="float">
            <text:p>-3.660218119</text:p>
          </table:table-cell>
          <table:table-cell office:value-type="float" office:value="-3.71888703469843" calcext:value-type="float">
            <text:p>-3.7188870347</text:p>
          </table:table-cell>
          <table:table-cell office:value-type="float" office:value="-2.31929683915441" calcext:value-type="float">
            <text:p>-2.3192968392</text:p>
          </table:table-cell>
          <table:table-cell office:value-type="float" office:value="-2.44037285232169" calcext:value-type="float">
            <text:p>-2.4403728523</text:p>
          </table:table-cell>
          <table:table-cell office:value-type="float" office:value="-3.16735002693631" calcext:value-type="float">
            <text:p>-3.1673500269</text:p>
          </table:table-cell>
        </table:table-row>
        <table:table-row table:style-name="ro1">
          <table:table-cell office:value-type="float" office:value="-3.34894553412077" calcext:value-type="float">
            <text:p>-3.3489455341</text:p>
          </table:table-cell>
          <table:table-cell office:value-type="float" office:value="-3.39328384145831" calcext:value-type="float">
            <text:p>-3.3932838415</text:p>
          </table:table-cell>
          <table:table-cell office:value-type="float" office:value="-3.34082068145237" calcext:value-type="float">
            <text:p>-3.3408206815</text:p>
          </table:table-cell>
          <table:table-cell office:value-type="float" office:value="-3.78955570258017" calcext:value-type="float">
            <text:p>-3.7895557026</text:p>
          </table:table-cell>
          <table:table-cell office:value-type="float" office:value="-3.15376019972619" calcext:value-type="float">
            <text:p>-3.1537601997</text:p>
          </table:table-cell>
          <table:table-cell office:value-type="float" office:value="-2.82404640931195" calcext:value-type="float">
            <text:p>-2.8240464093</text:p>
          </table:table-cell>
          <table:table-cell office:value-type="float" office:value="-3.81424749249109" calcext:value-type="float">
            <text:p>-3.8142474925</text:p>
          </table:table-cell>
          <table:table-cell office:value-type="float" office:value="-3.81424749249109" calcext:value-type="float">
            <text:p>-3.8142474925</text:p>
          </table:table-cell>
          <table:table-cell office:value-type="float" office:value="-3.94831926542607" calcext:value-type="float">
            <text:p>-3.9483192654</text:p>
          </table:table-cell>
          <table:table-cell office:value-type="float" office:value="-4.05135518600148" calcext:value-type="float">
            <text:p>-4.051355186</text:p>
          </table:table-cell>
          <table:table-cell office:value-type="float" office:value="-4.11629356079728" calcext:value-type="float">
            <text:p>-4.1162935608</text:p>
          </table:table-cell>
          <table:table-cell office:value-type="float" office:value="-2.96606389905534" calcext:value-type="float">
            <text:p>-2.9660638991</text:p>
          </table:table-cell>
          <table:table-cell office:value-type="float" office:value="-3.07033194631493" calcext:value-type="float">
            <text:p>-3.0703319463</text:p>
          </table:table-cell>
          <table:table-cell office:value-type="float" office:value="-3.68599360011724" calcext:value-type="float">
            <text:p>-3.6859936001</text:p>
          </table:table-cell>
        </table:table-row>
        <table:table-row table:style-name="ro1">
          <table:table-cell office:value-type="float" office:value="-3.34894553412077" calcext:value-type="float">
            <text:p>-3.3489455341</text:p>
          </table:table-cell>
          <table:table-cell office:value-type="float" office:value="-3.39328384145831" calcext:value-type="float">
            <text:p>-3.3932838415</text:p>
          </table:table-cell>
          <table:table-cell office:value-type="float" office:value="-3.34082068145237" calcext:value-type="float">
            <text:p>-3.3408206815</text:p>
          </table:table-cell>
          <table:table-cell office:value-type="float" office:value="-3.78955570258017" calcext:value-type="float">
            <text:p>-3.7895557026</text:p>
          </table:table-cell>
          <table:table-cell office:value-type="float" office:value="-3.15376019972619" calcext:value-type="float">
            <text:p>-3.1537601997</text:p>
          </table:table-cell>
          <table:table-cell office:value-type="float" office:value="-2.82404640931195" calcext:value-type="float">
            <text:p>-2.8240464093</text:p>
          </table:table-cell>
          <table:table-cell office:value-type="float" office:value="-3.81424749249109" calcext:value-type="float">
            <text:p>-3.8142474925</text:p>
          </table:table-cell>
          <table:table-cell office:value-type="float" office:value="-3.62095213525228" calcext:value-type="float">
            <text:p>-3.6209521353</text:p>
          </table:table-cell>
          <table:table-cell office:value-type="float" office:value="-3.94831926542607" calcext:value-type="float">
            <text:p>-3.9483192654</text:p>
          </table:table-cell>
          <table:table-cell office:value-type="float" office:value="-4.05135518600148" calcext:value-type="float">
            <text:p>-4.051355186</text:p>
          </table:table-cell>
          <table:table-cell office:value-type="float" office:value="-4.11629356079728" calcext:value-type="float">
            <text:p>-4.1162935608</text:p>
          </table:table-cell>
          <table:table-cell office:value-type="float" office:value="-2.96606389905534" calcext:value-type="float">
            <text:p>-2.9660638991</text:p>
          </table:table-cell>
          <table:table-cell office:value-type="float" office:value="-3.07033194631493" calcext:value-type="float">
            <text:p>-3.0703319463</text:p>
          </table:table-cell>
          <table:table-cell office:value-type="float" office:value="-3.68599360011724" calcext:value-type="float">
            <text:p>-3.6859936001</text:p>
          </table:table-cell>
        </table:table-row>
        <table:table-row table:style-name="ro1">
          <table:table-cell office:value-type="float" office:value="-3.41447264207896" calcext:value-type="float">
            <text:p>-3.4144726421</text:p>
          </table:table-cell>
          <table:table-cell office:value-type="float" office:value="-3.46159626565041" calcext:value-type="float">
            <text:p>-3.4615962657</text:p>
          </table:table-cell>
          <table:table-cell office:value-type="float" office:value="-3.41415959761277" calcext:value-type="float">
            <text:p>-3.4141595976</text:p>
          </table:table-cell>
          <table:table-cell office:value-type="float" office:value="-3.87946277572609" calcext:value-type="float">
            <text:p>-3.8794627757</text:p>
          </table:table-cell>
          <table:table-cell office:value-type="float" office:value="-3.20878154377551" calcext:value-type="float">
            <text:p>-3.2087815438</text:p>
          </table:table-cell>
          <table:table-cell office:value-type="float" office:value="-2.86532140410652" calcext:value-type="float">
            <text:p>-2.8653214041</text:p>
          </table:table-cell>
          <table:table-cell office:value-type="float" office:value="-3.9388240686884" calcext:value-type="float">
            <text:p>-3.9388240687</text:p>
          </table:table-cell>
          <table:table-cell office:value-type="float" office:value="-3.9388240686884" calcext:value-type="float">
            <text:p>-3.9388240687</text:p>
          </table:table-cell>
          <table:table-cell office:value-type="float" office:value="-3.9702602515948" calcext:value-type="float">
            <text:p>-3.9702602516</text:p>
          </table:table-cell>
          <table:table-cell office:value-type="float" office:value="-4.07386874737404" calcext:value-type="float">
            <text:p>-4.0738687474</text:p>
          </table:table-cell>
          <table:table-cell office:value-type="float" office:value="-4.13916798761345" calcext:value-type="float">
            <text:p>-4.1391679876</text:p>
          </table:table-cell>
          <table:table-cell office:value-type="float" office:value="-3.0074814034446" calcext:value-type="float">
            <text:p>-3.0074814034</text:p>
          </table:table-cell>
          <table:table-cell office:value-type="float" office:value="-3.11046955723261" calcext:value-type="float">
            <text:p>-3.1104695572</text:p>
          </table:table-cell>
          <table:table-cell office:value-type="float" office:value="-3.7177388035254" calcext:value-type="float">
            <text:p>-3.7177388035</text:p>
          </table:table-cell>
        </table:table-row>
        <table:table-row table:style-name="ro1">
          <table:table-cell office:value-type="float" office:value="-3.43277372862341" calcext:value-type="float">
            <text:p>-3.4327737286</text:p>
          </table:table-cell>
          <table:table-cell office:value-type="float" office:value="-3.48014992809857" calcext:value-type="float">
            <text:p>-3.4801499281</text:p>
          </table:table-cell>
          <table:table-cell office:value-type="float" office:value="-3.43245900628352" calcext:value-type="float">
            <text:p>-3.4324590063</text:p>
          </table:table-cell>
          <table:table-cell office:value-type="float" office:value="-3.90025614309111" calcext:value-type="float">
            <text:p>-3.9002561431</text:p>
          </table:table-cell>
          <table:table-cell office:value-type="float" office:value="-3.22598015535939" calcext:value-type="float">
            <text:p>-3.2259801554</text:p>
          </table:table-cell>
          <table:table-cell office:value-type="float" office:value="-2.88067911831046" calcext:value-type="float">
            <text:p>-2.8806791183</text:p>
          </table:table-cell>
          <table:table-cell office:value-type="float" office:value="-3.95993560412028" calcext:value-type="float">
            <text:p>-3.9599356041</text:p>
          </table:table-cell>
          <table:table-cell office:value-type="float" office:value="-3.95993560412028" calcext:value-type="float">
            <text:p>-3.9599356041</text:p>
          </table:table-cell>
          <table:table-cell office:value-type="float" office:value="-3.99154028048506" calcext:value-type="float">
            <text:p>-3.9915402805</text:p>
          </table:table-cell>
          <table:table-cell office:value-type="float" office:value="-3.98728472766573" calcext:value-type="float">
            <text:p>-3.9872847277</text:p>
          </table:table-cell>
          <table:table-cell office:value-type="float" office:value="-4.05119612969669" calcext:value-type="float">
            <text:p>-4.0511961297</text:p>
          </table:table-cell>
          <table:table-cell office:value-type="float" office:value="-3.02360107497659" calcext:value-type="float">
            <text:p>-3.023601075</text:p>
          </table:table-cell>
          <table:table-cell office:value-type="float" office:value="-3.12714123058541" calcext:value-type="float">
            <text:p>-3.1271412306</text:p>
          </table:table-cell>
          <table:table-cell office:value-type="float" office:value="-3.73766535345715" calcext:value-type="float">
            <text:p>-3.7376653535</text:p>
          </table:table-cell>
        </table:table-row>
        <table:table-row table:style-name="ro1">
          <table:table-cell office:value-type="float" office:value="-3.44080510052555" calcext:value-type="float">
            <text:p>-3.4408051005</text:p>
          </table:table-cell>
          <table:table-cell office:value-type="float" office:value="-3.48829214210899" calcext:value-type="float">
            <text:p>-3.4882921421</text:p>
          </table:table-cell>
          <table:table-cell office:value-type="float" office:value="-3.44048964185628" calcext:value-type="float">
            <text:p>-3.4404896419</text:p>
          </table:table-cell>
          <table:table-cell office:value-type="float" office:value="-3.90938124427025" calcext:value-type="float">
            <text:p>-3.9093812443</text:p>
          </table:table-cell>
          <table:table-cell office:value-type="float" office:value="-3.23352770973519" calcext:value-type="float">
            <text:p>-3.2335277097</text:p>
          </table:table-cell>
          <table:table-cell office:value-type="float" office:value="-2.8874188008992" calcext:value-type="float">
            <text:p>-2.8874188009</text:p>
          </table:table-cell>
          <table:table-cell office:value-type="float" office:value="-3.96920033231371" calcext:value-type="float">
            <text:p>-3.9692003323</text:p>
          </table:table-cell>
          <table:table-cell office:value-type="float" office:value="-3.96920033231371" calcext:value-type="float">
            <text:p>-3.9692003323</text:p>
          </table:table-cell>
          <table:table-cell office:value-type="float" office:value="-4.00087895148095" calcext:value-type="float">
            <text:p>-4.0008789515</text:p>
          </table:table-cell>
          <table:table-cell office:value-type="float" office:value="-3.9966134423027" calcext:value-type="float">
            <text:p>-3.9966134423</text:p>
          </table:table-cell>
          <table:table-cell office:value-type="float" office:value="-3.8044185266278" calcext:value-type="float">
            <text:p>-3.8044185266</text:p>
          </table:table-cell>
          <table:table-cell office:value-type="float" office:value="-3.03067514004367" calcext:value-type="float">
            <text:p>-3.03067514</text:p>
          </table:table-cell>
          <table:table-cell office:value-type="float" office:value="-3.134457539844" calcext:value-type="float">
            <text:p>-3.1344575398</text:p>
          </table:table-cell>
          <table:table-cell office:value-type="float" office:value="-3.74641005464414" calcext:value-type="float">
            <text:p>-3.7464100546</text:p>
          </table:table-cell>
        </table:table-row>
        <table:table-row table:style-name="ro1">
          <table:table-cell office:value-type="float" office:value="-2.84865593833309" calcext:value-type="float">
            <text:p>-2.8486559383</text:p>
          </table:table-cell>
          <table:table-cell office:value-type="float" office:value="-2.91076410738973" calcext:value-type="float">
            <text:p>-2.9107641074</text:p>
          </table:table-cell>
          <table:table-cell office:value-type="float" office:value="-2.94313064961471" calcext:value-type="float">
            <text:p>-2.9431306496</text:p>
          </table:table-cell>
          <table:table-cell office:value-type="float" office:value="-3.42389112104185" calcext:value-type="float">
            <text:p>-3.423891121</text:p>
          </table:table-cell>
          <table:table-cell office:value-type="float" office:value="-2.5975764607958" calcext:value-type="float">
            <text:p>-2.5975764608</text:p>
          </table:table-cell>
          <table:table-cell office:value-type="float" office:value="-2.22432752061255" calcext:value-type="float">
            <text:p>-2.2243275206</text:p>
          </table:table-cell>
          <table:table-cell office:value-type="float" office:value="-3.53273295624035" calcext:value-type="float">
            <text:p>-3.5327329562</text:p>
          </table:table-cell>
          <table:table-cell office:value-type="float" office:value="-3.53273295624035" calcext:value-type="float">
            <text:p>-3.5327329562</text:p>
          </table:table-cell>
          <table:table-cell office:value-type="float" office:value="-3.5903727357738" calcext:value-type="float">
            <text:p>-3.5903727358</text:p>
          </table:table-cell>
          <table:table-cell office:value-type="float" office:value="-3.68406763103687" calcext:value-type="float">
            <text:p>-3.684067631</text:p>
          </table:table-cell>
          <table:table-cell office:value-type="float" office:value="-3.74311882591211" calcext:value-type="float">
            <text:p>-3.7431188259</text:p>
          </table:table-cell>
          <table:table-cell office:value-type="float" office:value="-2.16621113684041" calcext:value-type="float">
            <text:p>-2.1662111368</text:p>
          </table:table-cell>
          <table:table-cell office:value-type="float" office:value="-2.43511616932527" calcext:value-type="float">
            <text:p>-2.4351161693</text:p>
          </table:table-cell>
          <table:table-cell office:value-type="float" office:value="-3.17766207546925" calcext:value-type="float">
            <text:p>-3.1776620755</text:p>
          </table:table-cell>
        </table:table-row>
        <table:table-row table:style-name="ro1">
          <table:table-cell office:value-type="float" office:value="-2.91295269326067" calcext:value-type="float">
            <text:p>-2.9129526933</text:p>
          </table:table-cell>
          <table:table-cell office:value-type="float" office:value="-2.97380994894753" calcext:value-type="float">
            <text:p>-2.9738099489</text:p>
          </table:table-cell>
          <table:table-cell office:value-type="float" office:value="-2.99853422312448" calcext:value-type="float">
            <text:p>-2.9985342231</text:p>
          </table:table-cell>
          <table:table-cell office:value-type="float" office:value="-3.47937318489318" calcext:value-type="float">
            <text:p>-3.4793731849</text:p>
          </table:table-cell>
          <table:table-cell office:value-type="float" office:value="-2.66545544256377" calcext:value-type="float">
            <text:p>-2.6654554426</text:p>
          </table:table-cell>
          <table:table-cell office:value-type="float" office:value="-2.29387273188838" calcext:value-type="float">
            <text:p>-2.2938727319</text:p>
          </table:table-cell>
          <table:table-cell office:value-type="float" office:value="-3.58376819760413" calcext:value-type="float">
            <text:p>-3.5837681976</text:p>
          </table:table-cell>
          <table:table-cell office:value-type="float" office:value="-3.58376819760413" calcext:value-type="float">
            <text:p>-3.5837681976</text:p>
          </table:table-cell>
          <table:table-cell office:value-type="float" office:value="-3.63905305664822" calcext:value-type="float">
            <text:p>-3.6390530566</text:p>
          </table:table-cell>
          <table:table-cell office:value-type="float" office:value="-3.73401832072852" calcext:value-type="float">
            <text:p>-3.7340183207</text:p>
          </table:table-cell>
          <table:table-cell office:value-type="float" office:value="-3.79387016537637" calcext:value-type="float">
            <text:p>-3.7938701654</text:p>
          </table:table-cell>
          <table:table-cell office:value-type="float" office:value="-2.38675842766733" calcext:value-type="float">
            <text:p>-2.3867584277</text:p>
          </table:table-cell>
          <table:table-cell office:value-type="float" office:value="-2.43886128441724" calcext:value-type="float">
            <text:p>-2.4388612844</text:p>
          </table:table-cell>
          <table:table-cell office:value-type="float" office:value="-3.20646075416588" calcext:value-type="float">
            <text:p>-3.2064607542</text:p>
          </table:table-cell>
        </table:table-row>
        <table:table-row table:style-name="ro1">
          <table:table-cell office:value-type="float" office:value="-3.20243822538638" calcext:value-type="float">
            <text:p>-3.2024382254</text:p>
          </table:table-cell>
          <table:table-cell office:value-type="float" office:value="-3.25547647563734" calcext:value-type="float">
            <text:p>-3.2554764756</text:p>
          </table:table-cell>
          <table:table-cell office:value-type="float" office:value="-3.23889000786721" calcext:value-type="float">
            <text:p>-3.2388900079</text:p>
          </table:table-cell>
          <table:table-cell office:value-type="float" office:value="-3.71120114898587" calcext:value-type="float">
            <text:p>-3.711201149</text:p>
          </table:table-cell>
          <table:table-cell office:value-type="float" office:value="-2.97869465986881" calcext:value-type="float">
            <text:p>-2.9786946599</text:p>
          </table:table-cell>
          <table:table-cell office:value-type="float" office:value="-2.6229329020331" calcext:value-type="float">
            <text:p>-2.622932902</text:p>
          </table:table-cell>
          <table:table-cell office:value-type="float" office:value="-3.78988372639474" calcext:value-type="float">
            <text:p>-3.7898837264</text:p>
          </table:table-cell>
          <table:table-cell office:value-type="float" office:value="-3.78988372639474" calcext:value-type="float">
            <text:p>-3.7898837264</text:p>
          </table:table-cell>
          <table:table-cell office:value-type="float" office:value="-3.83155195448643" calcext:value-type="float">
            <text:p>-3.8315519545</text:p>
          </table:table-cell>
          <table:table-cell office:value-type="float" office:value="-3.93154069813237" calcext:value-type="float">
            <text:p>-3.9315406981</text:p>
          </table:table-cell>
          <table:table-cell office:value-type="float" office:value="-3.99455859008675" calcext:value-type="float">
            <text:p>-3.9945585901</text:p>
          </table:table-cell>
          <table:table-cell office:value-type="float" office:value="-2.74411169647083" calcext:value-type="float">
            <text:p>-2.7441116965</text:p>
          </table:table-cell>
          <table:table-cell office:value-type="float" office:value="-2.82539893944332" calcext:value-type="float">
            <text:p>-2.8253989394</text:p>
          </table:table-cell>
          <table:table-cell office:value-type="float" office:value="-3.30073472407999" calcext:value-type="float">
            <text:p>-3.3007347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1:06:47.509934851</meta:creation-date>
    <dc:date>2016-12-29T11:11:09.066248583</dc:date>
    <meta:editing-duration>P0D</meta:editing-duration>
    <meta:editing-cycles>1</meta:editing-cycles>
    <meta:document-statistic meta:table-count="1" meta:cell-count="392" meta:object-count="0"/>
    <meta:generator>LibreOffice/4.2.8.2$Linux_X86_64 LibreOffice_project/420m0$Build-2</meta:generator>
  </office:meta>
</office:document-meta>
</file>